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187d" officeooo:paragraph-rsid="0007187d"/>
    </style:style>
    <style:style style:name="T1" style:family="text">
      <style:text-properties officeooo:rsid="00098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opy library Folders in Arduino/libraries folder in your pc</text:p>
      <text:p text:style-name="P1">2.Reopen Arduino IDE</text:p>
      <text:p text:style-name="P1">3.Check by going to Files--&gt;Examples in Arduino IDE to check library is there or not.<text:span text:style-name="T1">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0:21:35.943052153</meta:creation-date>
    <dc:date>2020-01-13T20:25:33.910249372</dc:date>
    <meta:editing-duration>PT4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8" meta:character-count="170" meta:non-whitespace-character-count="146"/>
  </office:meta>
</office:document-meta>
</file>